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If you remove the new modifier, the program will still compile and run, but you will get the following warning:</text:span></text:p>
      <text:p text:style-name="P1"><text:span text:style-name="T1"/></text:p>
      <text:p text:style-name="P1"><text:span text:style-name="T1">text</text:span></text:p>
      <text:p text:style-name="P1"><text:span text:style-name="T1">The keyword new is required on 'MyDerivedC.x' because it hides inherited member 'MyBaseC.x'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